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ntarell" svg:font-family="Cantarel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style:font-name="Liberation Sans"/>
    </style:style>
    <style:style style:name="P3" style:family="paragraph" style:parent-style-name="Standard">
      <style:paragraph-properties fo:line-height="150%"/>
      <style:text-properties style:font-name="Liberation Sans" style:font-size-asian="10.5pt"/>
    </style:style>
    <style:style style:name="P4" style:family="paragraph" style:parent-style-name="Standard">
      <style:paragraph-properties fo:line-height="150%" fo:break-before="page"/>
      <style:text-properties style:font-name="Liberation Sans"/>
    </style:style>
    <style:style style:name="P5" style:family="paragraph" style:parent-style-name="Standard">
      <style:paragraph-properties fo:line-height="150%"/>
      <style:text-properties style:font-name="Liberation Sans"/>
    </style:style>
    <style:style style:name="P6" style:family="paragraph" style:parent-style-name="Standard">
      <style:paragraph-properties fo:line-height="150%"/>
      <style:text-properties style:font-name="Liberation Sans" fo:font-weight="normal" style:font-size-asian="10.5pt" style:font-weight-asian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Liberation Sans" fo:font-size="14pt" style:font-size-asian="14pt" style:font-size-complex="14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weight="normal" style:font-size-asian="10.5pt" style:font-weight-asian="normal" style:font-weight-complex="normal"/>
    </style:style>
    <style:style style:name="T5" style:family="text">
      <style:text-properties style:font-name="Liberation Sans" fo:font-weight="normal" style:font-weight-asian="normal" style:font-weight-complex="normal"/>
    </style:style>
    <style:style style:name="T6" style:family="text">
      <style:text-properties style:font-name="Liberation Sans" fo:font-weight="bold" style:font-size-asian="10.5pt" style:font-weight-asian="bold" style:font-weight-complex="bold"/>
    </style:style>
    <style:style style:name="T7" style:family="text">
      <style:text-properties style:font-name="Liberation Sans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Quadro teórico</text:p>
      <text:p text:style-name="P2"/>
      <text:p text:style-name="P2"><office:annotation><dc:creator>Felipe Prado</dc:creator><dc:date>2015-03-08T10:38:15</dc:date><text:p/></office:annotation>HTML</text:p>
      <text:p text:style-name="P2"/>
      <text:p text:style-name="P2"><text:tab/>HyperText Markup Language, é o significado da sigla HTML, que, em português, significa linguagem para marcação de hipertexto. Foi criada por Tim Berners-Lee na década de noventa tornando-se um padrão internacional. De modo geral, o hipertexto é todo o conteúdo de um documento para Web, com a característica de se interligar a outros documentos da Web através de links presentes nos hipertextos. (Silva, 2011).</text:p>
      <text:p text:style-name="P2"><text:tab/>Conforme Mozilla Developer Network (2014), a HTML é uma linguagem de marcação que estrutura o conteúdo de um documento da Web. O conteúdo visto ao acessar uma página através do navegador é descrito utilizando a HTML, tornando-se a principal linguagem para conteúdo da Web mantida pelo World Wide Web Consortion (W3C).</text:p>
      <text:p text:style-name="P2"><text:tab/>O W3C é uma comunidade internacional liderada pelo criador da Web Tim Berners-Lee, e formada por organizações, profissionais e público em geral com o objetivo de conduzir a Web ao seu potencial máximo, através do desenvolvimento de padrões e especificações para a Web (W3C).</text:p>
      <text:p text:style-name="P2"><text:tab/>Segundo Silva (2011), desde a criação da Web em 1992, a HTML passou pelas versões HTML, HTML+, HTML 2.0, HTML 3.0, HTML 3.2, HTML 4.0, HTML 4.01 e HTML 5. Entre essas versões, o W3C, considera somente as versões HTML 2.0, HTML 3.2, HTML 4.0, HTML 4.01 e HTML 5 oficialmente. As outras versões são anteriores à criação da W3C.</text:p>
      <text:p text:style-name="P2"><text:tab/>Mesmo sendo uma linguagem destinada a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Web, fundamentando dessa maneira os princípios básicos do desenvolvimento seguindo os padrões Web (Silva, 2011).</text:p>
      <text:p text:style-name="P4">JavaScript</text:p>
      <text:p text:style-name="P2"/>
      <text:p text:style-name="P2"><text:tab/>JavaScript é uma linguagem de programação criada pela Netscape em parceria com a Sun Microsystems. Sua primeira versão, definida como JavaScript 1.0, foi lançada em 1995 e implementada em março de 1996 no navegador Netscape Navigator 2.0 (Silva, 2010).</text:p>
      <text:p text:style-name="P2"><text:tab/>Segundo Silva (2010), <text:s/>o JavaScript tem como finalidade fornecer funcionalidades para adicionar interatividades avançadas a uma página web. É desenvolvida para ser executada no lado do cliente, ou seja, é interpretada pelo navegador do usuário. Os navegadores possuem funcionalidades integradas para realizar a interpretação e o funcionamento da linguagem JavaScript.</text:p>
      <text:p text:style-name="P2"><text:tab/>JavaScript é uma linguagem interpretada, baseada em objetos com funções de primeira classe e com a característica de ser uma linguagem leve para a execução. Funções de primeira classe em linguagem de programação, significa que funções podem ser passadas como argumentos para outras funções, retornadas de outras funções, atribuídas a variáveis ou armazenadas em estrutura de dados. Além de ser executada nos navegadores, é utilizada em outros ambientes, como por exemplo, node.js ou Apache CouchDB (Mozilla Developer Network, 2015).</text:p>
      <text:p text:style-name="P2"><text:tab/></text:p>
      <text:p text:style-name="P9"><text:span text:style-name="T3">Referências:</text:span></text:p>
      <text:p text:style-name="P1"><text:span text:style-name="T3"/></text:p>
      <text:p text:style-name="P1"><text:span text:style-name="T3">Javascript Brasil. </text:span><text:span text:style-name="T7">Funções de primeira classe</text:span><text:span text:style-name="T5">. 2012. Disponível em </text:span><text:a xlink:type="simple" xlink:href="http://javascriptbrasil.com/2012/09/05/funcoes-de-primeira-classe/"><text:span text:style-name="T5">http://javascriptbrasil.com/2012/09/05/funcoes-de-primeira-classe/</text:span></text:a><text:span text:style-name="T5">. Acesso em 08 de março, 2015.</text:span></text:p>
      <text:p text:style-name="P1"><text:span text:style-name="T5"/></text:p>
      <text:p text:style-name="P1"><text:span text:style-name="T4">Mozilla Developer Network (MDN). </text:span><text:span text:style-name="T6">HTML</text:span><text:span text:style-name="T4">. 2014. Disponível em </text:span><text:a xlink:type="simple" xlink:href="https://developer.mozilla.org/pt-BR/docs/Web/HTML"><text:span text:style-name="T4">https://developer.mozilla.org/pt-BR/docs/Web/HTML</text:span></text:a><text:span text:style-name="T4">. Acesso em 07 de março, 2015.</text:span></text:p>
      <text:p text:style-name="P1"/>
      <text:p text:style-name="P3">SILVA, Maurício Samy. <text:span text:style-name="T1">HTML5: </text:span><text:span text:style-name="T2">A linguagem de marcação que revolucionou a web. São Paulo: Novatec Editora, 2011.</text:span></text:p>
      <text:p text:style-name="P6"/>
      <text:p text:style-name="P3"><text:span text:style-name="T2">SILVA, Maurício Samy. </text:span><text:span text:style-name="T1">JavaScript: </text:span><text:span text:style-name="T2">Guia do Programador. São Paulo: Novatec Editora, 2010.</text:span></text:p>
      <text:p text:style-name="P6"/>
      <text:p text:style-name="P1"><text:span text:style-name="T4">W3C. </text:span><text:span text:style-name="T6">About W3C</text:span><text:span text:style-name="T4">. Disponível em </text:span><text:a xlink:type="simple" xlink:href="http://www.w3.org/Consortium/"><text:span text:style-name="T4">http://www.w3.org/Consortium/</text:span></text:a><text:span text:style-name="T4">. Acesso em 07 de março, 2015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antarell" svg:font-family="Cantarel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Prado</meta:initial-creator>
    <meta:creation-date>2015-03-07T19:16:12</meta:creation-date>
    <dc:date>2015-03-08T12:16:52</dc:date>
    <dc:creator>Felipe Prado</dc:creator>
    <meta:editing-duration>PT5H16M12S</meta:editing-duration>
    <meta:editing-cycles>28</meta:editing-cycles>
    <meta:generator>LibreOffice/3.5$Linux_X86_64 LibreOffice_project/350m1$Build-2</meta:generator>
    <meta:document-statistic meta:table-count="0" meta:image-count="0" meta:object-count="0" meta:page-count="3" meta:paragraph-count="18" meta:word-count="533" meta:character-count="3594" meta:non-whitespace-character-count="3069"/>
  </office:meta>
</office:document-meta>
</file>